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b7e21" officeooo:paragraph-rsid="000b7e21"/>
    </style:style>
    <style:style style:name="P2" style:family="paragraph" style:parent-style-name="Frame_20_contents">
      <style:text-properties style:font-name="Liberation Sans" officeooo:rsid="000bc8c9" officeooo:paragraph-rsid="000bc8c9"/>
    </style:style>
    <style:style style:name="T1" style:family="text">
      <style:text-properties officeooo:rsid="000c119b"/>
    </style:style>
    <style:style style:name="T2" style:family="text">
      <style:text-properties officeooo:rsid="000e0717"/>
    </style:style>
    <style:style style:name="T3" style:family="text">
      <style:text-properties officeooo:rsid="00107520"/>
    </style:style>
    <style:style style:name="T4" style:family="text">
      <style:text-properties officeooo:rsid="0011c12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  <text:p text:style-name="P1"/>
      <text:p text:style-name="P1"><draw:frame draw:style-name="fr1" draw:name="Frame1" text:anchor-type="paragraph" svg:x="-0.034cm" svg:y="0.125cm" svg:width="9.601cm" draw:z-index="0"><draw:text-box fo:min-height="5.2cm"><text:p text:style-name="P2">This is a text-frame</text:p><text:p text:style-name="P2"/><text:p text:style-name="P2">Let's try to do a block-substitution:</text:p><text:p text:style-name="P2"/><text:p text:style-name="P2">[org.<text:span text:style-name="T3">addr.name1</text:span>;block=draw:<text:span text:style-name="T3">text-box</text:span>]</text:p><text:p text:style-name="P2">[org.addr.name<text:span text:style-name="T4">2</text:span>]</text:p><text:p text:style-name="P2">[org.<text:span text:style-name="T3">field</text:span>]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6T23:36:04.305057758</meta:creation-date>
    <meta:generator>LibreOffice/7.1.6.2.0$Linux_X86_64 LibreOffice_project/10$Build-2</meta:generator>
    <dc:date>2021-10-10T13:22:35.185198338</dc:date>
    <dc:creator>Claus-Justus Heine</dc:creator>
    <meta:editing-duration>PT11M56S</meta:editing-duration>
    <meta:editing-cycles>8</meta:editing-cycles>
    <meta:document-statistic meta:table-count="0" meta:image-count="0" meta:object-count="0" meta:page-count="1" meta:paragraph-count="6" meta:word-count="18" meta:character-count="169" meta:non-whitespace-character-count="157"/>
  </office:meta>
</office:document-meta>
</file>